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Naftalene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ftalene" svg:font-family="Naftalene" style:font-family-generic="decorative" style:font-pitch="variable">
      <svg:font-face-src>
        <svg:font-face-uri xlink:href="Fonts/Font_Naftalene_1.ttf" xlink:type="simple" loext:font-style="normal" loext:font-weight="normal">
          <svg:font-face-format svg:string="truetype"/>
        </svg:font-face-uri>
      </svg:font-face-src>
    </style:font-face>
    <style:font-face style:name="Naftalene1" svg:font-family="Naftalene" style:font-family-generic="modern" style:font-pitch="variable"/>
  </office:font-face-decls>
  <office:automatic-styles>
    <style:style style:name="P1" style:family="paragraph" style:parent-style-name="Standard">
      <style:text-properties style:font-name="Naftalene" officeooo:rsid="0005c577" officeooo:paragraph-rsid="0005c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ftalene" svg:font-family="Naftalene" style:font-family-generic="decorative" style:font-pitch="variable">
      <svg:font-face-src>
        <svg:font-face-uri xlink:href="Fonts/Font_Naftalene_1.ttf" xlink:type="simple" loext:font-style="normal" loext:font-weight="normal">
          <svg:font-face-format svg:string="truetype"/>
        </svg:font-face-uri>
      </svg:font-face-src>
    </style:font-face>
    <style:font-face style:name="Naftalene1" svg:font-family="Naftalene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aftalene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aftalene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aftalene1" fo:font-family="Naftalene" style:font-family-generic="moder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08-06T00:37:25.051368600</meta:creation-date>
    <meta:editing-cycles>6</meta:editing-cycles>
    <meta:editing-duration>PT3M20S</meta:editing-duration>
    <dc:date>2025-08-12T19:33:22.126299500</dc:date>
    <meta:generator>LibreOfficeDev/26.2.0.0.alpha0$Windows_X86_64 LibreOffice_project/831aa1a94bfdf4296203bd26f302e138aea5a23d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